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0.06m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69.85m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9.85mm"/>
        </style:tab-stops>
      </style:paragraph-properties>
    </style:style>
    <style:style style:name="P4" style:family="paragraph">
      <loext:graphic-properties draw:fill-color="#f0e68c"/>
    </style:style>
    <style:style style:name="gr1" style:family="graphic">
      <style:graphic-properties svg:stroke-color="#bdb76b" draw:fill-color="#f0e68c" draw:textarea-horizontal-align="justify" draw:textarea-vertical-align="middle" draw:auto-grow-height="false" fo:min-height="50.01mm" fo:min-width="50.01mm" style:run-through="foreground" style:wrap="run-through" style:number-wrapped-paragraphs="no-limit" style:vertical-pos="top" style:vertical-rel="text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A<text:tab/>Command B</text:p>
      <text:p text:style-name="P2">
        <draw:custom-shape text:anchor-type="as-char" draw:z-index="0" draw:name="A" draw:style-name="gr1" draw:text-style-name="P4" svg:width="50.01mm" svg:height="50.01mm">
          <text:p/>
          <draw:enhanced-geometry svg:viewBox="0 0 10 10" draw:type="non-primitive" draw:enhanced-path="M 2 1 A 0 0 10 10 8 1 2 1 N"/>
        </draw:custom-shape>
        <text:tab/>
        <draw:custom-shape text:anchor-type="as-char" draw:z-index="1" draw:name="B" draw:style-name="gr1" draw:text-style-name="P4" svg:width="50.01mm" svg:height="50.01mm">
          <text:p/>
          <draw:enhanced-geometry svg:viewBox="0 0 10 10" draw:type="non-primitive" draw:enhanced-path="B 0 0 10 10 8 1 2 1 Z N"/>
        </draw:custom-shape>
      </text:p>
      <text:p text:style-name="P2"/>
      <text:p text:style-name="P2">Command V<text:tab/>Command W</text:p>
      <text:p text:style-name="P2">
        <draw:custom-shape text:anchor-type="as-char" draw:z-index="2" draw:name="V" draw:style-name="gr1" draw:text-style-name="P4" svg:width="50.01mm" svg:height="50.01mm">
          <text:p/>
          <draw:enhanced-geometry svg:viewBox="0 0 10 10" draw:type="non-primitive" draw:enhanced-path="V 0 0 10 10 2 1 8 1 Z N"/>
        </draw:custom-shape>
        <text:tab/>
        <draw:custom-shape text:anchor-type="as-char" draw:z-index="3" draw:name="W" draw:style-name="gr1" draw:text-style-name="P4" svg:width="50.01mm" svg:height="50.01mm">
          <text:p/>
          <draw:enhanced-geometry svg:viewBox="0 0 10 10" draw:type="non-primitive" draw:enhanced-path="M 8 1 W 0 0 10 10 2 1 8 1 N"/>
        </draw:custom-shape>
     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Arial Unicode MS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2-03-23T09:42:45.736000000</meta:creation-date>
    <dc:date>2022-03-23T09:49:15.598000000</dc:date>
    <dc:creator>Regina Henschel</dc:creator>
    <meta:editing-duration>PT6M39S</meta:editing-duration>
    <meta:editing-cycles>1</meta:editing-cycles>
    <meta:document-statistic meta:table-count="0" meta:image-count="0" meta:object-count="0" meta:page-count="1" meta:paragraph-count="4" meta:word-count="8" meta:character-count="40" meta:non-whitespace-character-count="32"/>
    <meta:generator>BCommitContinue/7.4.0.0.alpha0$Windows_X86_64 LibreOffice_project/dc3f9574944f50406599d42d2b9543a72cc34b04</meta:generator>
  </office:meta>
</office:document-meta>
</file>